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24364992" text:id="ct524364992">
          <text:insertion>
            <office:change-info>
              <dc:creator>Bob Jacobsen</dc:creator>
              <dc:date>2011-12-11T22:07:00</dc:date>
            </office:change-info>
          </text:insertion>
        </text:changed-region>
        <text:changed-region xml:id="ct524364896" text:id="ct524364896">
          <text:deletion>
            <office:change-info>
              <dc:creator>Bob Jacobsen</dc:creator>
              <dc:date>2011-12-11T22:07:00</dc:date>
            </office:change-info>
            <text:p text:style-name="Standard">e Standard</text:p>
          </text:deletion>
        </text:changed-region>
        <text:changed-region xml:id="ct524364800" text:id="ct524364800">
          <text:insertion>
            <office:change-info>
              <dc:creator>Bob Jacobsen</dc:creator>
              <dc:date>2011-12-11T22:07:00</dc:date>
            </office:change-info>
          </text:insertion>
        </text:changed-region>
        <text:changed-region xml:id="ct524365184" text:id="ct524365184">
          <text:deletion>
            <office:change-info>
              <dc:creator>Bob Jacobsen</dc:creator>
              <dc:date>2011-12-11T22:07:00</dc:date>
            </office:change-info>
            <text:p text:style-name="Standard">Intended Use (Informative)</text:p>
            <text:p text:style-name="Standard">Any limitations to the area of use of the Standard.</text:p>
            <text:p text:style-name="Standard"/>
          </text:deletion>
        </text:changed-region>
        <text:changed-region xml:id="ct524364704" text:id="ct524364704">
          <text:insertion>
            <office:change-info>
              <dc:creator>Bob Jacobsen</dc:creator>
              <dc:date>2011-12-11T22:20:00</dc:date>
            </office:change-info>
          </text:insertion>
        </text:changed-region>
        <text:changed-region xml:id="ct524363248" text:id="ct524363248">
          <text:insertion>
            <office:change-info>
              <dc:creator>Bob Jacobsen</dc:creator>
              <dc:date>2011-12-11T22:21:00</dc:date>
            </office:change-info>
          </text:insertion>
        </text:changed-region>
        <text:changed-region xml:id="ct524359952" text:id="ct524359952">
          <text:deletion>
            <office:change-info>
              <dc:creator>Bob Jacobsen</dc:creator>
              <dc:date>2011-12-11T22:07:00</dc:date>
            </office:change-info>
            <text:h text:style-name="Heading_20_1" text:outline-level="1">Section Title</text:h>
          </text:deletion>
        </text:changed-region>
        <text:changed-region xml:id="ct524362544" text:id="ct524362544">
          <text:insertion>
            <office:change-info>
              <dc:creator>Bob Jacobsen</dc:creator>
              <dc:date>2011-12-11T22:07:00</dc:date>
            </office:change-info>
          </text:insertion>
        </text:changed-region>
        <text:changed-region xml:id="ct524360944" text:id="ct524360944">
          <text:deletion>
            <office:change-info>
              <dc:creator>Bob Jacobsen</dc:creator>
              <dc:date>2011-12-11T22:08:00</dc:date>
            </office:change-info>
            <text:p text:style-name="Standard">Section Title</text:p>
            <text:p text:style-name="Standard"/>
          </text:deletion>
        </text:changed-region>
        <text:changed-region xml:id="ct524354528" text:id="ct524354528">
          <text:deletion>
            <office:change-info>
              <dc:creator>Bob Jacobsen</dc:creator>
              <dc:date>2011-12-11T22:08:00</dc:date>
            </office:change-info>
            <text:list xml:id="list916039379" text:style-name="L1">
              <text:list-item>
                <text:p text:style-name="P1">Section Title</text:p>
              </text:list-item>
              <text:list-item>
                <text:p text:style-name="P1"/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troduction (Informative)</text:h>
      <text:p text:style-name="Standard">Minimal introductory material, only the stuff that's absolutely needed to understand th<text:change-start text:change-id="ct524364992"/>is certi<text:change-end text:change-id="ct524364992"/><text:change text:change-id="ct524364896"/><text:change-start text:change-id="ct524364800"/>fication procedure<text:change-end text:change-id="ct524364800"/>.<text:change text:change-id="ct524365184"/><text:change-start text:change-id="ct524364704"/> <text:s/>(In general, the structure of the procedure should be exactly the same as the relevant Standard)<text:change-end text:change-id="ct524364704"/></text:p>
      <text:h text:style-name="Heading_20_1" text:outline-level="1"><text:change-start text:change-id="ct524363248"/>Intended Use (Informative)</text:h>
      <text:h text:style-name="Heading_20_1" text:outline-level="1"><text:change-end text:change-id="ct524363248"/>References and Context (Normative)</text:h>
      <text:p text:style-name="Standard">Citations to other docs, as needed. </text:p>
      <text:p text:style-name="Standard">For more information on format and presentation, see: </text:p>
      <text:list xml:id="list296982635" text:style-name="L2">
        <text:list-item>
          <text:p text:style-name="P14">OpenLCB Common Information Technical Note</text:p>
        </text:list-item>
      </text:list>
      <text:h text:style-name="Heading_20_1" text:outline-level="1"><text:change text:change-id="ct524359952"/><text:change-start text:change-id="ct524362544"/>Procedure<text:change-end text:change-id="ct524362544"/></text:h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 text:change-id="ct524360944"/></text:p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1569901193" text:continue-list="list916039379" text:style-name="L1">
        <text:list-item>
          <text:p text:style-name="P1">Lorem ipsum dolor sit amet, consectetur adipiscing elit. </text:p>
        </text:list-item>
        <text:list-item>
          <text:p text:style-name="P1">Sed consectetur, ipsum et egestas accumsan, felis erat ornare mauris, sit amet suscipit ante orci sed massa.<text:change text:change-id="ct524354528"/></text:p>
        </text:list-item>
      </text:list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Standard</text:p>
      </style:header>
      <style:footer>
        <text:p text:style-name="MP4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2-06-06T13:50:46">6/6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24473392" text:id="ct524473392">
            <text:deletion>
              <office:change-info>
                <dc:creator>Bob Jacobsen</dc:creator>
                <dc:date>2011-12-11T22:06:00</dc:date>
              </office:change-info>
              <text:p text:style-name="MP7">Standard</text:p>
            </text:deletion>
          </text:changed-region>
          <text:changed-region xml:id="ct520120592" text:id="ct520120592">
            <text:insertion>
              <office:change-info>
                <dc:creator>Bob Jacobsen</dc:creator>
                <dc:date>2011-12-11T22:06:00</dc:date>
              </office:change-info>
            </text:insertion>
          </text:changed-region>
          <text:changed-region xml:id="ct539436512" text:id="ct539436512">
            <text:deletion>
              <office:change-info>
                <dc:creator>Bob Jacobsen</dc:creator>
                <dc:date>2012-06-06T13:50:00</dc:date>
              </office:change-info>
              <text:p text:style-name="MP7">title</text:p>
            </text:deletion>
          </text:changed-region>
          <text:changed-region xml:id="ct539415920" text:id="ct539415920">
            <text:insertion>
              <office:change-info>
                <dc:creator>Bob Jacobsen</dc:creator>
                <dc:date>2012-06-06T13:50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<text:change text:change-id="ct524473392"/><text:change-start text:change-id="ct520120592"/>Certification Procedure<text:change-end text:change-id="ct52012059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<text:change text:change-id="ct539436512"/><text:change-start text:change-id="ct539415920"/>Standard Name<text:change-end text:change-id="ct539415920"/>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6-06T13:50:46">Jun 6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0,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2-06-06T13:50:46">6/6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69</meta:editing-cycles>
    <meta:editing-duration>PT11H50M50S</meta:editing-duration>
    <meta:generator>OpenOffice.org/3.3$Unix OpenOffice.org_project/330m20$Build-9567</meta:generator>
    <dc:date>2012-06-06T13:50:46</dc:date>
    <dc:creator>Bob Jacobsen</dc:creator>
    <meta:document-statistic meta:table-count="1" meta:image-count="1" meta:object-count="0" meta:page-count="2" meta:paragraph-count="38" meta:word-count="371" meta:character-count="2667"/>
    <meta:user-defined meta:name="Info 1"/>
    <meta:user-defined meta:name="Info 2"/>
    <meta:user-defined meta:name="Info 3"/>
    <meta:user-defined meta:name="Info 4"/>
  </office:meta>
</office:document-meta>
</file>